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a6d5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dukia (indizeduna, orriak zenbakituak): </text:span></text:p>
      <text:p text:style-name="P1"><text:span text:style-name="T1">(1) Identifikazioa: taldeko partaideak, garatutako enuntziatuaren zenbakia, entrega data</text:span></text:p>
      <text:p text:style-name="P1"><text:span text:style-name="T1">(2) Garapenaren inguruko informazioa:</text:span></text:p>
      <text:p text:style-name="P1"><text:span text:style-name="T1"><text:tab/>(2.1) Guztiz garatu diren funtzionalitateak: laburki azaldu (enuntziatuko enumerazio-identifikazioa eta ordena errespetatuz) pantaila harrapaketaren batzuk gehi itzazue lortutako efektua erakusteko.</text:span></text:p>
      <text:p text:style-name="P1"><text:span text:style-name="T1"><text:tab/>(2.2) Arazoak: Arazo bereziren bat izan baduzue, laburki identifikatu, azaldu nola aurre egin zaion eta irtenbidea lortu den ala ez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0S</meta:editing-duration>
    <meta:editing-cycles>3</meta:editing-cycles>
    <meta:generator>LibreOffice/5.1.6.2$Windows_x86 LibreOffice_project/07ac168c60a517dba0f0d7bc7540f5afa45f0909</meta:generator>
    <dc:date>2016-12-15T09:16:21.851000000</dc:date>
    <meta:document-statistic meta:table-count="0" meta:image-count="0" meta:object-count="0" meta:page-count="1" meta:paragraph-count="5" meta:word-count="57" meta:character-count="499" meta:non-whitespace-character-count="443"/>
    <meta:user-defined meta:name="Info 1"/>
    <meta:user-defined meta:name="Info 2"/>
    <meta:user-defined meta:name="Info 3"/>
    <meta:user-defined meta:name="Info 4"/>
  </office:meta>
</office:document-meta>
</file>